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language="fr" fo:country="FR"/>
    </style:style>
    <style:style style:name="T3" style:parent-style-name="Lienhypertexte" style:family="text">
      <style:text-properties fo:language="fr" fo:country="FR"/>
    </style:style>
    <style:style style:name="T4" style:parent-style-name="Policepardéfaut" style:family="text">
      <style:text-properties fo:language="fr" fo:country="FR"/>
    </style:style>
    <style:style style:name="T5" style:parent-style-name="Lienhypertexte" style:family="text">
      <style:text-properties fo:language="fr" fo:country="FR"/>
    </style:style>
    <style:style style:name="P6" style:parent-style-name="Normal" style:family="paragraph">
      <style:text-properties fo:language="fr" fo:country="FR"/>
    </style:style>
    <style:style style:name="P7" style:parent-style-name="Normal" style:family="paragraph">
      <style:text-properties fo:language="fr" fo:country="FR"/>
    </style:style>
    <style:style style:name="P8" style:parent-style-name="Normal" style:family="paragraph">
      <style:text-properties fo:language="fr" fo:country="FR"/>
    </style:style>
    <style:style style:name="P9" style:parent-style-name="Normal" style:family="paragraph">
      <style:text-properties fo:language="fr" fo:country="FR"/>
    </style:style>
    <style:style style:name="P10" style:parent-style-name="Normal" style:family="paragraph">
      <style:text-properties fo:language="fr" fo:country="FR"/>
    </style:style>
    <style:style style:name="P11" style:parent-style-name="Normal" style:family="paragraph">
      <style:text-properties fo:language="fr" fo:country="FR"/>
    </style:style>
    <style:style style:name="P12" style:parent-style-name="Normal" style:family="paragraph">
      <style:text-properties fo:language="fr" fo:country="FR"/>
    </style:style>
    <style:style style:name="P13" style:parent-style-name="Normal" style:family="paragraph">
      <style:text-properties fo:language="fr" fo:country="FR"/>
    </style:style>
    <style:style style:name="P14" style:parent-style-name="Normal" style:family="paragraph">
      <style:text-properties fo:language="fr" fo:country="FR"/>
    </style:style>
    <style:style style:name="P15" style:parent-style-name="Normal" style:family="paragraph">
      <style:text-properties fo:language="fr" fo:country="FR"/>
    </style:style>
    <style:style style:name="P16" style:parent-style-name="Normal" style:family="paragraph">
      <style:text-properties fo:language="fr" fo:country="FR"/>
    </style:style>
    <style:style style:name="P17" style:parent-style-name="Normal" style:family="paragraph">
      <style:text-properties fo:language="fr" fo:country="FR"/>
    </style:style>
    <style:style style:name="P18" style:parent-style-name="Normal" style:family="paragraph">
      <style:text-properties fo:language="fr" fo:country="FR"/>
    </style:style>
    <style:style style:name="P19" style:parent-style-name="Normal" style:family="paragraph">
      <style:text-properties fo:language="fr" fo:country="FR"/>
    </style:style>
    <style:style style:name="P20" style:parent-style-name="Normal" style:family="paragraph">
      <style:text-properties fo:language="fr" fo:country="FR"/>
    </style:style>
    <style:style style:name="P21" style:parent-style-name="Normal" style:family="paragraph">
      <style:text-properties fo:language="fr" fo:country="FR"/>
    </style:style>
    <style:style style:name="P22" style:parent-style-name="Normal" style:family="paragraph">
      <style:text-properties fo:language="fr" fo:country="FR"/>
    </style:style>
    <style:style style:name="T23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<text:span text:style-name="T2">De :<text:s/></text:span><text:a xlink:href="mailto:julien.ferrier@epitech.eu" office:target-frame-name="_top" xlink:show="replace"><text:span text:style-name="T3">julien.ferrier@epitech.eu</text:span></text:a></text:p>
      <text:p text:style-name="Normal"><text:span text:style-name="T4">A :<text:s/></text:span><text:a xlink:href="mailto:mike_ross@epitech.eu" office:target-frame-name="_top" xlink:show="replace"><text:span text:style-name="T5">mike_ross@epitech.eu</text:span></text:a></text:p>
      <text:p text:style-name="Normal">Objet: Piqure de rappel</text:p>
      <text:p text:style-name="Normal"/>
      <text:p text:style-name="P6">Bonjour Mike,</text:p>
      <text:p text:style-name="P7">Suite à notre dernier entretien datant du 16<text:s/>décembre dernier je rédige ce mail à votre attention pour</text:p>
      <text:p text:style-name="P8">vous rappeler l’importance<text:s/>des délais en ce qui concerne votre travail.</text:p>
      <text:p text:style-name="P9">Nous avons constater une baisse de motivation avec l’ensemble de vos supérieurs<text:s/>doublé d’un manque d’assiduité.</text:p>
      <text:p text:style-name="P10">Il est important pour l’ensemble des parties prenantes de cette entreprise que chacun d’entre nous soit</text:p>
      <text:p text:style-name="P11">Investis dans leurs travail pour accomplir les objectifs fixés.</text:p>
      <text:p text:style-name="P12">Je me permet par ailleurs de vous rappeler les raisons pour laquelle nous vous avons embauchés l’an passé.</text:p>
      <text:p text:style-name="P13">J’attend de vous un investissement réel et une meilleure organisation dans votre travail.</text:p>
      <text:p text:style-name="P14">Arriver à l’heure n’est pas une option mais un devoir.</text:p>
      <text:p text:style-name="P15">Les objectifs fixés doivent être accomplis dans les délais impartis.</text:p>
      <text:p text:style-name="P16">Si l’ensemble des supérieurs et moi-même ne constatons aucun changement vous ferez par la suite l’objet d’un rendez-vous<text:s/>disciplinaire dans les 6 mois suivant ce mail.<text:s/></text:p>
      <text:p text:style-name="P17">Je vous prie de rectifier vos agissements et de régulariser vos présences rapidement.</text:p>
      <text:p text:style-name="P18">Je compte sur vous pour instaurer une nouvelle organisation afin d’optimiser votre temps de travail.</text:p>
      <text:p text:style-name="P19">Merci d’en convenir.</text:p>
      <text:p text:style-name="P20"/>
      <text:p text:style-name="P21">Cordialement,</text:p>
      <text:p text:style-name="P22">Julien Ferrier,</text:p>
      <text:p text:style-name="Normal"><text:span text:style-name="T23">Directeur Technique Envidia.<text:s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nonrésolue" style:display-name="Mention non résolue" style:family="text" style:parent-style-name="Policepardéfau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lien Ferrier</meta:initial-creator>
    <dc:creator>Julien Ferrier</dc:creator>
    <meta:creation-date>2019-02-05T15:04:00Z</meta:creation-date>
    <dc:date>2019-02-07T10:52:00Z</dc:date>
    <meta:template xlink:href="Normal" xlink:type="simple"/>
    <meta:editing-cycles>2</meta:editing-cycles>
    <meta:editing-duration>PT2160S</meta:editing-duration>
    <meta:document-statistic meta:page-count="1" meta:paragraph-count="2" meta:word-count="209" meta:character-count="1402" meta:row-count="9" meta:non-whitespace-character-count="1195"/>
  </office:meta>
</office:document-meta>
</file>